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14.2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pé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Rank</text:p>
          </table:table-cell>
          <table:table-cell office:value-type="string">
            <text:p>Notes</text:p>
          </table:table-cell>
        </table:table-row>
        <table:table-row table:style-name="ro1">
          <table:table-cell/>
          <table:table-cell office:value-type="string">
            <text:p>Glaive</text:p>
          </table:table-cell>
          <table:table-cell office:value-type="string">
            <text:p>I</text:p>
          </table:table-cell>
          <table:table-cell office:value-type="string">
            <text:p>Arme basique</text:p>
          </table:table-cell>
        </table:table-row>
        <table:table-row table:style-name="ro2">
          <table:table-cell/>
          <table:table-cell office:value-type="string">
            <text:p>Trancheuse</text:p>
          </table:table-cell>
          <table:table-cell office:value-type="string">
            <text:p>II</text:p>
          </table:table-cell>
          <table:table-cell office:value-type="string">
            <text:p>Probabilité d'infliger Bleed I</text:p>
          </table:table-cell>
        </table:table-row>
        <table:table-row table:style-name="ro2">
          <table:table-cell/>
          <table:table-cell office:value-type="string">
            <text:p>Epée en acier</text:p>
          </table:table-cell>
          <table:table-cell office:value-type="string">
            <text:p>II</text:p>
          </table:table-cell>
          <table:table-cell office:value-type="string">
            <text:p>Arme basique. Upgrade depuis Glaive</text:p>
          </table:table-cell>
        </table:table-row>
        <table:table-row table:style-name="ro2">
          <table:table-cell/>
          <table:table-cell office:value-type="string">
            <text:p>Epée longue</text:p>
          </table:table-cell>
          <table:table-cell office:value-type="string">
            <text:p>III</text:p>
          </table:table-cell>
          <table:table-cell office:value-type="string">
            <text:p>Arme basique. Upgrade depuis Epée en acier</text:p>
          </table:table-cell>
        </table:table-row>
        <table:table-row table:style-name="ro2">
          <table:table-cell/>
          <table:table-cell office:value-type="string">
            <text:p>Epée sanguine</text:p>
          </table:table-cell>
          <table:table-cell office:value-type="string">
            <text:p>III</text:p>
          </table:table-cell>
          <table:table-cell office:value-type="string">
            <text:p>Probabilité d'infliger Bleed I. Détient Lame Vampirique. Upgrade depuis Trancheuse</text:p>
          </table:table-cell>
        </table:table-row>
        <table:table-row table:style-name="ro2">
          <table:table-cell/>
          <table:table-cell office:value-type="string">
            <text:p>Epée bâtarde</text:p>
          </table:table-cell>
          <table:table-cell office:value-type="string">
            <text:p>IV</text:p>
          </table:table-cell>
          <table:table-cell office:value-type="string">
            <text:p>Arme basique. Upgrade depuis Epée en acier.</text:p>
          </table:table-cell>
        </table:table-row>
        <table:table-row table:style-name="ro1">
          <table:table-cell/>
          <table:table-cell office:value-type="string">
            <text:p>Lame du bourreau</text:p>
          </table:table-cell>
          <table:table-cell office:value-type="string">
            <text:p>IV</text:p>
          </table:table-cell>
          <table:table-cell office:value-type="string">
            <text:p>Probabilité d'infliger Hémorragie I.</text:p>
          </table:table-cell>
        </table:table-row>
        <table:table-row table:style-name="ro1">
          <table:table-cell/>
          <table:table-cell office:value-type="string">
            <text:p>Rapière</text:p>
          </table:table-cell>
          <table:table-cell office:value-type="string">
            <text:p>IV</text:p>
          </table:table-cell>
          <table:table-cell office:value-type="string">
            <text:p>Bonus de précision. Bonus de critique. Augmente l'agilité.</text:p>
          </table:table-cell>
        </table:table-row>
        <table:table-row table:style-name="ro2">
          <table:table-cell/>
          <table:table-cell office:value-type="string">
            <text:p>Buveuse de sang</text:p>
          </table:table-cell>
          <table:table-cell office:value-type="string">
            <text:p>V</text:p>
          </table:table-cell>
          <table:table-cell office:value-type="string">
            <text:p>Upgrade depuis Epée sanguine + Lame du bourreau.</text:p>
          </table:table-cell>
        </table:table-row>
        <table:table-row table:style-name="ro2">
          <table:table-cell/>
          <table:table-cell office:value-type="string">
            <text:p>Claymore</text:p>
          </table:table-cell>
          <table:table-cell office:value-type="string">
            <text:p>V</text:p>
          </table:table-cell>
          <table:table-cell office:value-type="string">
            <text:p>Octroie des bonus défensifs. Upgrade depuis Epée bâtarde</text:p>
          </table:table-cell>
        </table:table-row>
        <table:table-row table:style-name="ro2">
          <table:table-cell/>
          <table:table-cell office:value-type="string">
            <text:p>Siffleuse</text:p>
          </table:table-cell>
          <table:table-cell office:value-type="string">
            <text:p>V</text:p>
          </table:table-cell>
          <table:table-cell office:value-type="string">
            <text:p>Upgrade de Rapière. Détient Point Faible.</text:p>
          </table:table-cell>
        </table:table-row>
        <table:table-row table:style-name="ro2">
          <table:table-cell/>
          <table:table-cell office:value-type="string">
            <text:p>Croc acéré</text:p>
          </table:table-cell>
          <table:table-cell office:value-type="string">
            <text:p>VI</text:p>
          </table:table-cell>
          <table:table-cell office:value-type="string">
            <text:p>Upgrade depuis Buveuse de sang.</text:p>
          </table:table-cell>
        </table:table-row>
        <table:table-row table:style-name="ro2">
          <table:table-cell/>
          <table:table-cell office:value-type="string">
            <text:p>Magelame</text:p>
          </table:table-cell>
          <table:table-cell office:value-type="string">
            <text:p>VI</text:p>
          </table:table-cell>
          <table:table-cell office:value-type="string">
            <text:p>Octroie des bonus de Magie. Réduit la défense magique à l'impact.</text:p>
          </table:table-cell>
        </table:table-row>
        <table:table-row table:style-name="ro2">
          <table:table-cell/>
          <table:table-cell office:value-type="string">
            <text:p>Epée paralysante</text:p>
          </table:table-cell>
          <table:table-cell office:value-type="string">
            <text:p>VI</text:p>
          </table:table-cell>
          <table:table-cell office:value-type="string">
            <text:p>Upgrade de Buveuse de Sang. Inflige Slow I à l'impact.</text:p>
          </table:table-cell>
        </table:table-row>
        <table:table-row table:style-name="ro2">
          <table:table-cell/>
          <table:table-cell office:value-type="string">
            <text:p>Fine lame</text:p>
          </table:table-cell>
          <table:table-cell office:value-type="string">
            <text:p>VII</text:p>
          </table:table-cell>
          <table:table-cell office:value-type="string">
            <text:p>Upgrade de Siffleuse. Bonus de critique.</text:p>
          </table:table-cell>
        </table:table-row>
        <table:table-row table:style-name="ro2">
          <table:table-cell/>
          <table:table-cell office:value-type="string">
            <text:p>Epée de chevalier</text:p>
          </table:table-cell>
          <table:table-cell office:value-type="string">
            <text:p>VII</text:p>
          </table:table-cell>
          <table:table-cell office:value-type="string">
            <text:p>Upgrade de Claymore. Octroie Voeu du Chevalier.</text:p>
          </table:table-cell>
        </table:table-row>
        <table:table-row table:style-name="ro2">
          <table:table-cell/>
          <table:table-cell office:value-type="string">
            <text:p>Calamité</text:p>
          </table:table-cell>
          <table:table-cell office:value-type="string">
            <text:p>VIII</text:p>
          </table:table-cell>
          <table:table-cell office:value-type="string">
            <text:p>Upgrade de Epée paralysante. Inflige Poison et Cécité à l'impact.</text:p>
          </table:table-cell>
        </table:table-row>
        <table:table-row table:style-name="ro2">
          <table:table-cell/>
          <table:table-cell office:value-type="string">
            <text:p>Sorcelame</text:p>
          </table:table-cell>
          <table:table-cell office:value-type="string">
            <text:p>VIII</text:p>
          </table:table-cell>
          <table:table-cell office:value-type="string">
            <text:p>Upgrade de Magelame. Octroie Impact magique.</text:p>
          </table:table-cell>
        </table:table-row>
        <table:table-row table:style-name="ro2">
          <table:table-cell/>
          <table:table-cell office:value-type="string">
            <text:p>Epée liée Axium</text:p>
          </table:table-cell>
          <table:table-cell office:value-type="string">
            <text:p>VIII</text:p>
          </table:table-cell>
          <table:table-cell office:value-type="string">
            <text:p>Réduit les coûts en MP de 40%.</text:p>
          </table:table-cell>
        </table:table-row>
        <table:table-row table:style-name="ro2">
          <table:table-cell/>
          <table:table-cell office:value-type="string">
            <text:p>Epée liée Sanctum</text:p>
          </table:table-cell>
          <table:table-cell office:value-type="string">
            <text:p>VIII</text:p>
          </table:table-cell>
          <table:table-cell office:value-type="string">
            <text:p>Immunise à Cécité et Silence.</text:p>
          </table:table-cell>
        </table:table-row>
        <table:table-row table:style-name="ro2">
          <table:table-cell/>
          <table:table-cell office:value-type="string">
            <text:p>Durandal</text:p>
          </table:table-cell>
          <table:table-cell office:value-type="string">
            <text:p>IX</text:p>
          </table:table-cell>
          <table:table-cell office:value-type="string">
            <text:p>Upgrade de Epée de chevalier.</text:p>
          </table:table-cell>
        </table:table-row>
        <table:table-row table:style-name="ro2">
          <table:table-cell/>
          <table:table-cell office:value-type="string">
            <text:p>Rasoir maudit</text:p>
          </table:table-cell>
          <table:table-cell office:value-type="string">
            <text:p>IX</text:p>
          </table:table-cell>
          <table:table-cell office:value-type="string">
            <text:p>Upgrade de Calamité. Réduit les résistances à l'impact.</text:p>
          </table:table-cell>
        </table:table-row>
        <table:table-row table:style-name="ro2">
          <table:table-cell/>
          <table:table-cell office:value-type="string">
            <text:p>Carnage</text:p>
          </table:table-cell>
          <table:table-cell office:value-type="string">
            <text:p>IX</text:p>
          </table:table-cell>
          <table:table-cell office:value-type="string">
            <text:p>Upgrade de Calamité. Ôte Carapace et Blindage à l'impact.</text:p>
          </table:table-cell>
        </table:table-row>
        <table:table-row table:style-name="ro2">
          <table:table-cell/>
          <table:table-cell office:value-type="string">
            <text:p>Zweihander</text:p>
          </table:table-cell>
          <table:table-cell office:value-type="string">
            <text:p>X</text:p>
          </table:table-cell>
          <table:table-cell office:value-type="string">
            <text:p>Upgrade de Durandal. Deux mains. Octroie un grand bonus défensif.</text:p>
          </table:table-cell>
        </table:table-row>
        <table:table-row table:style-name="ro2">
          <table:table-cell/>
          <table:table-cell office:value-type="string">
            <text:p>La Dueliste</text:p>
          </table:table-cell>
          <table:table-cell office:value-type="string">
            <text:p>X</text:p>
          </table:table-cell>
          <table:table-cell office:value-type="string">
            <text:p>Upgrade de Fine lame. 100% de précision, augmente l'esquive.</text:p>
          </table:table-cell>
        </table:table-row>
        <table:table-row table:style-name="ro2">
          <table:table-cell/>
          <table:table-cell office:value-type="string">
            <text:p>Alankhrem</text:p>
          </table:table-cell>
          <table:table-cell office:value-type="string">
            <text:p>X</text:p>
          </table:table-cell>
          <table:table-cell office:value-type="string">
            <text:p>Upgrade de Epée liée Axium + Epée liée Sanctum. Octroie Séjour des âmes.</text:p>
          </table:table-cell>
        </table:table-row>
        <table:table-row table:style-name="ro2">
          <table:table-cell/>
          <table:table-cell office:value-type="string">
            <text:p>Epée animique</text:p>
          </table:table-cell>
          <table:table-cell office:value-type="string">
            <text:p>XI</text:p>
          </table:table-cell>
          <table:table-cell office:value-type="string">
            <text:p>Upgrade de Sorcelame. Octroie Transe.</text:p>
          </table:table-cell>
        </table:table-row>
        <table:table-row table:style-name="ro2">
          <table:table-cell/>
          <table:table-cell office:value-type="string">
            <text:p>Ascalon</text:p>
          </table:table-cell>
          <table:table-cell office:value-type="string">
            <text:p>XI</text:p>
          </table:table-cell>
          <table:table-cell office:value-type="string">
            <text:p>Upgrade de La Dueliste. Octroie Esquive éclair.</text:p>
          </table:table-cell>
        </table:table-row>
        <table:table-row table:style-name="ro2">
          <table:table-cell/>
          <table:table-cell office:value-type="string">
            <text:p>Cristalline</text:p>
          </table:table-cell>
          <table:table-cell office:value-type="string">
            <text:p>XI</text:p>
          </table:table-cell>
          <table:table-cell office:value-type="string">
            <text:p>Upgrade de Durandal. Octroie Garde de Cristal.</text:p>
          </table:table-cell>
        </table:table-row>
        <table:table-row table:style-name="ro2">
          <table:table-cell/>
          <table:table-cell office:value-type="string">
            <text:p>Catastrophe</text:p>
          </table:table-cell>
          <table:table-cell office:value-type="string">
            <text:p>XII</text:p>
          </table:table-cell>
          <table:table-cell office:value-type="string">
            <text:p>Upgrade de Calamité. Auto-inflige Bleed III. Augmente considérablement la Force.</text:p>
          </table:table-cell>
        </table:table-row>
        <table:table-row table:style-name="ro2">
          <table:table-cell/>
          <table:table-cell office:value-type="string">
            <text:p>Excalibur</text:p>
          </table:table-cell>
          <table:table-cell office:value-type="string">
            <text:p>XII</text:p>
          </table:table-cell>
          <table:table-cell office:value-type="string">
            <text:p>Upgrade de Epée animique. Octroie Colère divine.</text:p>
          </table:table-cell>
        </table:table-row>
        <table:table-row table:style-name="ro2">
          <table:table-cell/>
          <table:table-cell office:value-type="string">
            <text:p>Ragnarok</text:p>
          </table:table-cell>
          <table:table-cell office:value-type="string">
            <text:p>XII</text:p>
          </table:table-cell>
          <table:table-cell office:value-type="string">
            <text:p>Arme ultime de Louga.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9">29/12/2021</text:date>, <text:time>23:2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9T22:45:44.61</meta:creation-date>
    <dc:date>2021-12-29T23:25:14.85</dc:date>
    <meta:editing-duration>PT8M10S</meta:editing-duration>
    <meta:editing-cycles>1</meta:editing-cycles>
    <meta:document-statistic meta:table-count="3" meta:cell-count="99" meta:object-count="0"/>
    <meta:generator>OpenOffice/4.1.10$Win32 OpenOffice.org_project/4110m2$Build-9807</meta:generator>
  </office:meta>
</office:document-meta>
</file>